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style="italic" officeooo:rsid="000ee819" officeooo:paragraph-rsid="000ee819" style:font-style-asian="italic" style:font-style-complex="italic"/>
    </style:style>
    <style:style style:name="P2" style:family="paragraph" style:parent-style-name="Standard">
      <style:text-properties fo:color="#3333ff" fo:language="en" fo:country="US" fo:font-style="normal" officeooo:rsid="000ee819" officeooo:paragraph-rsid="000ee819" style:font-style-asian="normal" style:font-style-complex="normal"/>
    </style:style>
    <style:style style:name="P3" style:family="paragraph" style:parent-style-name="Standard">
      <style:text-properties fo:color="#3333ff" fo:language="en" fo:country="US" fo:font-style="italic" officeooo:rsid="000ee819" officeooo:paragraph-rsid="000ee819" style:font-style-asian="italic" style:font-style-complex="italic"/>
    </style:style>
    <style:style style:name="P4" style:family="paragraph" style:parent-style-name="Standard">
      <style:text-properties fo:color="#3333ff" officeooo:paragraph-rsid="0010317b"/>
    </style:style>
    <style:style style:name="P5" style:family="paragraph" style:parent-style-name="Standard">
      <style:text-properties fo:language="en" fo:country="US" fo:font-style="italic" officeooo:rsid="000ee819" officeooo:paragraph-rsid="000ee819" style:font-style-asian="italic" style:font-style-complex="italic"/>
    </style:style>
    <style:style style:name="P6" style:family="paragraph" style:parent-style-name="Preformatted_20_Text">
      <style:text-properties fo:language="en" fo:country="US" fo:font-style="italic" officeooo:rsid="000ee819" officeooo:paragraph-rsid="000ee819" style:font-style-asian="italic" style:font-style-complex="italic"/>
    </style:style>
    <style:style style:name="P7" style:family="paragraph" style:parent-style-name="Preformatted_20_Text">
      <style:text-properties fo:language="en" fo:country="US" fo:font-style="normal" officeooo:rsid="0014e808" officeooo:paragraph-rsid="0014e808" style:font-style-asian="normal" style:font-style-complex="normal"/>
    </style:style>
    <style:style style:name="P8" style:family="paragraph" style:parent-style-name="Preformatted_20_Text">
      <style:text-properties fo:color="#0000ff" fo:language="en" fo:country="US" fo:font-style="normal" officeooo:rsid="0014e808" officeooo:paragraph-rsid="0014e808" style:font-style-asian="normal" style:font-style-complex="normal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padding="0cm" fo:border="none" style:writing-mode="lr-tb"/>
      <style:text-properties fo:font-style="normal" officeooo:paragraph-rsid="0014e808" style:font-style-asian="normal" style:font-style-complex="normal"/>
    </style:style>
    <style:style style:name="P10" style:family="paragraph" style:parent-style-name="Preformatted_20_Text">
      <style:paragraph-properties fo:margin-top="0cm" fo:margin-bottom="0cm" loext:contextual-spacing="false" fo:text-align="start" style:justify-single-word="false" fo:padding="0cm" fo:border="none" style:writing-mode="lr-tb"/>
      <style:text-properties fo:font-style="normal" officeooo:rsid="0014e808" officeooo:paragraph-rsid="0014e808" style:font-style-asian="normal" style:font-style-complex="normal"/>
    </style:style>
    <style:style style:name="P11" style:family="paragraph" style:parent-style-name="Preformatted_20_Text">
      <style:paragraph-properties fo:margin-top="0cm" fo:margin-bottom="0cm" loext:contextual-spacing="false" fo:text-align="start" style:justify-single-word="false" fo:padding="0cm" fo:border="none" style:writing-mode="lr-tb"/>
      <style:text-properties fo:color="#0000ff" fo:font-style="normal" style:font-style-asian="normal" style:font-style-complex="normal"/>
    </style:style>
    <style:style style:name="P12" style:family="paragraph" style:parent-style-name="Preformatted_20_Text">
      <style:paragraph-properties fo:margin-top="0cm" fo:margin-bottom="0cm" loext:contextual-spacing="false" fo:text-align="start" style:justify-single-word="false" fo:padding="0cm" fo:border="none" style:writing-mode="lr-tb"/>
      <style:text-properties fo:color="#0000ff" fo:font-style="normal" officeooo:paragraph-rsid="0014e808" style:font-style-asian="normal" style:font-style-complex="normal"/>
    </style:style>
    <style:style style:name="P13" style:family="paragraph" style:parent-style-name="Preformatted_20_Text">
      <style:paragraph-properties fo:margin-top="0cm" fo:margin-bottom="0cm" loext:contextual-spacing="false" fo:text-align="start" style:justify-single-word="false" fo:padding="0cm" fo:border="none" style:writing-mode="lr-tb"/>
      <style:text-properties fo:color="#0000ff" fo:font-style="normal" officeooo:rsid="0014e808" officeooo:paragraph-rsid="0014e808" style:font-style-asian="normal" style:font-style-complex="normal"/>
    </style:style>
    <style:style style:name="T1" style:family="text">
      <style:text-properties officeooo:rsid="0010317b"/>
    </style:style>
    <style:style style:name="T2" style:family="text">
      <style:text-properties fo:language="en" fo:country="US" fo:font-style="italic" officeooo:rsid="000ee819" style:font-style-asian="italic" style:font-style-complex="italic"/>
    </style:style>
    <style:style style:name="T3" style:family="text">
      <style:text-properties fo:language="en" fo:country="US" fo:font-style="normal" officeooo:rsid="000ee819" style:font-style-asian="normal" style:font-style-complex="normal"/>
    </style:style>
    <style:style style:name="T4" style:family="text">
      <style:text-properties fo:language="en" fo:country="US" fo:font-style="normal" officeooo:rsid="0010317b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0317b" style:font-style-asian="normal" style:font-style-complex="normal"/>
    </style:style>
    <style:style style:name="T7" style:family="text">
      <style:text-properties fo:font-style="normal" officeooo:rsid="00127fae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3333ff" style:text-underline-style="solid" style:text-underline-width="auto" style:text-underline-color="font-color" officeooo:rsid="00106cb5"/>
    </style:style>
    <style:style style:name="T10" style:family="text">
      <style:text-properties fo:color="#3333ff" style:text-underline-style="solid" style:text-underline-width="auto" style:text-underline-color="font-color" officeooo:rsid="0011b01d"/>
    </style:style>
    <style:style style:name="T11" style:family="text">
      <style:text-properties fo:color="#3333ff" officeooo:rsid="00106cb5"/>
    </style:style>
    <style:style style:name="T12" style:family="text">
      <style:text-properties officeooo:rsid="0013d3d4"/>
    </style:style>
    <style:style style:name="T13" style:family="text">
      <style:text-properties officeooo:rsid="0014e8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l in the blanks in each of the following statements.</text:p>
      <text:p text:style-name="P1"/>
      <text:p text:style-name="P1">a) The __<text:span text:style-name="T11">continue</text:span>_____ statement, when executed in a repetition statement, causes the next iteration of the loop to be performed immediately.</text:p>
      <text:p text:style-name="P1"/>
      <text:p text:style-name="P1">b) The ___<text:span text:style-name="T9">break</text:span>______ statement, when executed in a repetition statement or a switch, causes an immediate exit from the statement.</text:p>
      <text:p text:style-name="P1"/>
      <text:p text:style-name="P1">c) The _<text:span text:style-name="T10">switch..case_</text:span>__ is used to test a particular variable or expression for each of the constant integral values it may assume.</text:p>
      <text:p text:style-name="P1"/>
      <text:p text:style-name="P1"/>
      <text:p text:style-name="P1">State whether the following are true or false. If the answer is false, explain why.</text:p>
      <text:p text:style-name="P1"/>
      <text:p text:style-name="P1">a) The default case is required in the switch selection statement.</text:p>
      <text:p text:style-name="P2">- <text:span text:style-name="T1">false. Default case is a optional. But it better to be in.</text:span></text:p>
      <text:p text:style-name="P1"/>
      <text:p text:style-name="P1"/>
      <text:p text:style-name="P1">b) The break statement is required in the default case of a switch selection statement.</text:p>
      <text:p text:style-name="P4"><text:span text:style-name="T2">-</text:span><text:span text:style-name="T3"> </text:span><text:span text:style-name="T4">false. </text:span><text:span text:style-name="T5">No </text:span><text:span text:style-name="T8">break </text:span><text:span text:style-name="T5">is needed in the default case, </text:span><text:span text:style-name="T6">because default statement execute </text:span>when none of the cases is true<text:span text:style-name="T6">, so </text:span><text:span text:style-name="T7">run as</text:span><text:span text:style-name="T6"> last one. </text:span></text:p>
      <text:p text:style-name="P1"/>
      <text:p text:style-name="P1">c) The expression (x &gt; y &amp;&amp; a &lt; b) is true if either x &gt; y is true or a &lt; b is true.</text:p>
      <text:p text:style-name="P3">- <text:span text:style-name="T12">true</text:span></text:p>
      <text:p text:style-name="P3"/>
      <text:p text:style-name="P1"/>
      <text:p text:style-name="P1">d) An expression containing the || operator is true if either or both of its operands is true.</text:p>
      <text:p text:style-name="P3">- <text:span text:style-name="T12">false, will be true if one of the operands is true</text:span></text:p>
      <text:p text:style-name="P1"/>
      <text:p text:style-name="P1"/>
      <text:p text:style-name="P1">Write a statement or a set of statements to accomplish each of the following tasks:</text:p>
      <text:p text:style-name="P1"/>
      <text:p text:style-name="P1">a) Sum the odd integers between 1 and 99 using a for statement. Assume the integer variables sum and count have been defined.</text:p>
      <text:p text:style-name="P6"/>
      <text:p text:style-name="P8">for(i=0;i&lt;99;i++)</text:p>
      <text:p text:style-name="P8">{</text:p>
      <text:p text:style-name="P8">if(i%2==0){</text:p>
      <text:p text:style-name="P8">sum=sum + i;</text:p>
      <text:p text:style-name="P8">count++;</text:p>
      <text:p text:style-name="P8">}</text:p>
      <text:p text:style-name="P8">}</text:p>
      <text:p text:style-name="P1"/>
      <text:p text:style-name="P1">b) Print the value 333.546372 in a field width of 15 characters with precisions of 1, 2, 3, 4 and 5. Left justify the output. What are the five values that print?</text:p>
      <text:p text:style-name="P1"/>
      <text:p text:style-name="P1">c) Calculate the value of 2.5 raised to the power of 3 using the pow function. Print the result with a precision of 2 in a field width of 10 positions. What is the value that prints?</text:p>
      <text:p text:style-name="P1"/>
      <text:p text:style-name="P1">d) Print the integers from 1 to 20 using a while loop and the counter variable x. Assume that the variable x has been defined, but not initialized. Print only five integers per line.</text:p>
      <text:p text:style-name="P1"/>
      <text:p text:style-name="P1">e) Repeat Exercise 4.3 (d) using a for stat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3:11:54.298628169</meta:creation-date>
    <dc:date>2017-05-28T17:44:13.099450171</dc:date>
    <meta:editing-duration>PT3H9M26S</meta:editing-duration>
    <meta:editing-cycles>11</meta:editing-cycles>
    <meta:generator>LibreOffice/4.3.3.2$Linux_X86_64 LibreOffice_project/430m0$Build-2</meta:generator>
    <meta:document-statistic meta:table-count="0" meta:image-count="0" meta:object-count="0" meta:page-count="1" meta:paragraph-count="26" meta:word-count="369" meta:character-count="1958" meta:non-whitespace-character-count="1614"/>
  </office:meta>
</office:document-meta>
</file>